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lnejsi zaric EA14</text:p>
          </table:table-cell>
          <table:table-cell/>
          <table:table-cell office:value-type="string" calcext:value-type="string">
            <text:p>vzd 60mm</text:p>
          </table:table-cell>
          <table:table-cell office:value-type="string" calcext:value-type="string">
            <text:p>Vzd 20mm</text:p>
          </table:table-cell>
          <table:table-cell table:number-columns-repeated="2"/>
          <table:table-cell office:value-type="string" calcext:value-type="string">
            <text:p>slabsi zaric EA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peti [V]</text:p>
          </table:table-cell>
          <table:table-cell office:value-type="string" calcext:value-type="string">
            <text:p>Proud [pA]</text:p>
          </table:table-cell>
          <table:table-cell office:value-type="string" calcext:value-type="string">
            <text:p>proud [pA]</text:p>
          </table:table-cell>
          <table:table-cell office:value-type="string" calcext:value-type="string">
            <text:p>chyba</text:p>
          </table:table-cell>
          <table:table-cell/>
          <table:table-cell office:value-type="string" calcext:value-type="string">
            <text:p>Při 500 V a 60 mm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EA14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string" calcext:value-type="string">
            <text:p>EA13</text:p>
          </table:table-cell>
          <table:table-cell office:value-type="float" office:value="99.5" calcext:value-type="float">
            <text:p>99,5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omer aktivit EA13 / EA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table:formula="of:=[.H6]/[.H5]" office:value-type="float" office:value="0.067003367003367" calcext:value-type="float">
            <text:p>0,0670033670033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string" calcext:value-type="string">
            <text:p>pomer proudu EA13 / EA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[.H2]/[.C31]" office:value-type="float" office:value="0.062992125984252" calcext:value-type="float">
            <text:p>0,062992125984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,2</text:p>
          </table:table-cell>
          <table:table-cell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,7</text:p>
          </table:table-cell>
          <table:table-cell office:value-type="float" office:value="5.4" calcext:value-type="float">
            <text:p>5,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EIG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impuls [mV]</text:p>
          </table:table-cell>
          <table:table-cell office:value-type="string" calcext:value-type="string">
            <text:p>napeti [kV]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,9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,9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,0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.9" calcext:value-type="float">
            <text:p>8,9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,0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.3" calcext:value-type="float">
            <text:p>9,3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.7" calcext:value-type="float">
            <text:p>9,7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13" calcext:value-type="float">
            <text:p>1,1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17" calcext:value-type="float">
            <text:p>1,1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.3" calcext:value-type="float">
            <text:p>10,3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.9" calcext:value-type="float">
            <text:p>10,9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,27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,3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1.5" calcext:value-type="float">
            <text:p>11,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34" calcext:value-type="float">
            <text:p>1,34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.3" calcext:value-type="float">
            <text:p>12,3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.37" calcext:value-type="float">
            <text:p>1,37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2.4" calcext:value-type="float">
            <text:p>12,4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39" calcext:value-type="float">
            <text:p>1,39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2.5" calcext:value-type="float">
            <text:p>12,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.42" calcext:value-type="float">
            <text:p>1,4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1.5" calcext:value-type="float">
            <text:p>1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22:07.985000000</meta:creation-date>
    <dc:date>2019-11-04T16:36:59.970000000</dc:date>
    <meta:editing-duration>PT21M45S</meta:editing-duration>
    <meta:editing-cycles>4</meta:editing-cycles>
    <meta:generator>LibreOffice/5.2.2.2$Windows_x86 LibreOffice_project/8f96e87c890bf8fa77463cd4b640a2312823f3ad</meta:generator>
    <meta:document-statistic meta:table-count="1" meta:cell-count="150" meta:object-count="0"/>
  </office:meta>
</office:document-meta>
</file>